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style:text-underline-style="none" officeooo:rsid="0008b368" officeooo:paragraph-rsid="000b9dfb"/>
    </style:style>
    <style:style style:name="P2" style:family="paragraph" style:parent-style-name="Standard">
      <style:text-properties fo:color="#2a6099" officeooo:rsid="0008b368" officeooo:paragraph-rsid="000b9dfb"/>
    </style:style>
    <style:style style:name="P3" style:family="paragraph" style:parent-style-name="Standard">
      <style:paragraph-properties fo:text-align="center" style:justify-single-word="false"/>
      <style:text-properties fo:color="#ce181e" fo:font-size="18pt" officeooo:rsid="0008b368" officeooo:paragraph-rsid="000b9dfb" style:font-size-asian="18pt" style:font-size-complex="18pt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0b9dfb"/>
    </style:style>
    <style:style style:name="P5" style:family="paragraph" style:parent-style-name="Standard">
      <style:text-properties officeooo:rsid="0008b368" officeooo:paragraph-rsid="000b9dfb"/>
    </style:style>
    <style:style style:name="P6" style:family="paragraph" style:parent-style-name="Standard">
      <style:text-properties officeooo:paragraph-rsid="000b9dfb"/>
    </style:style>
    <style:style style:name="P7" style:family="paragraph" style:parent-style-name="Standard">
      <style:text-properties fo:color="#2a6099" style:text-underline-style="none" officeooo:rsid="0008b368" officeooo:paragraph-rsid="000b9dfb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6"/>
      <text:p text:style-name="P6">lambret@lambret-Latitude-E5430-non-vPro:~$ <text:span text:style-name="T1">sudo mysql</text:span></text:p>
      <text:p text:style-name="P5"/>
      <text:p text:style-name="P4">Exercice1 :Dans la table *frameworks*, afficher toutes les données de la table ayant une version 2.x (x étant un numéro quelconque).</text:p>
      <text:p text:style-name="P2"/>
      <text:p text:style-name="P2">mysql&gt; SELECT *</text:p>
      <text:p text:style-name="P2"><text:s text:c="4"/>-&gt; <text:s text:c="4"/>FROM `frameworks`</text:p>
      <text:p text:style-name="P2"><text:s text:c="4"/>-&gt; WHERE `version` LIKE '2.%';</text:p>
      <text:p text:style-name="P2">+----+-----------+---------+</text:p>
      <text:p text:style-name="P2">| id | framework | version |</text:p>
      <text:p text:style-name="P2">+----+-----------+---------+</text:p>
      <text:p text:style-name="P2">| <text:s/>1 | Symfony <text:s text:c="2"/>| 2.8 <text:s text:c="4"/>|</text:p>
      <text:p text:style-name="P2">| <text:s/>4 | Jquery <text:s text:c="3"/>| 2.10 <text:s text:c="3"/>|</text:p>
      <text:p text:style-name="P2">+----+-----------+---------+</text:p>
      <text:p text:style-name="P2">2 rows in set (0.00 sec)</text:p>
      <text:p text:style-name="P6"/>
      <text:p text:style-name="P4"><text:bookmark-start text:name="__DdeLink__0_3054046036"/>Exercice2<text:bookmark-end text:name="__DdeLink__0_3054046036"/> :Dans la table *frameworks*, afficher toutes les lignes ayant pour id 1 et 3.</text:p>
      <text:p text:style-name="P4"/>
      <text:p text:style-name="P2">mysql&gt; SELECT *</text:p>
      <text:p text:style-name="P2"><text:s text:c="4"/>-&gt; <text:s text:c="4"/>FROM `frameworks`</text:p>
      <text:p text:style-name="P2"><text:s text:c="4"/>-&gt; WHERE `id` IN (1,3);</text:p>
      <text:p text:style-name="P2">+----+-----------+---------+</text:p>
      <text:p text:style-name="P2">| id | framework | version |</text:p>
      <text:p text:style-name="P2">+----+-----------+---------+</text:p>
      <text:p text:style-name="P2">| <text:s/>1 | Symfony <text:s text:c="2"/>| 2.8 <text:s text:c="4"/>|</text:p>
      <text:p text:style-name="P2">| <text:s/>3 | Jquery <text:s text:c="3"/>| 1.6 <text:s text:c="4"/>|</text:p>
      <text:p text:style-name="P2">+----+-----------+---------+</text:p>
      <text:p text:style-name="P2">2 rows in set (0.00 sec)</text:p>
      <text:p text:style-name="P5"/>
      <text:p text:style-name="P4">Exercice3 :Dans la table *ide*, afficher toutes les lignes ayant une date comprise entre le premier janvier 2010 et le 31 decembre 2011.</text:p>
      <text:p text:style-name="P4"/>
      <text:p text:style-name="P1"/>
      <text:p text:style-name="P1">mysql&gt; SELECT *</text:p>
      <text:p text:style-name="P1"><text:s text:c="4"/>-&gt; <text:s text:c="4"/>FROM `ide`</text:p>
      <text:p text:style-name="P1"><text:s text:c="4"/>-&gt; WHERE `date` BETWEEN '2010-01-01' AND '2011-12-31';</text:p>
      <text:p text:style-name="P1">+----+----------+---------+------------+</text:p>
      <text:p text:style-name="P1">| id | name <text:s text:c="4"/>| version | date <text:s text:c="6"/>|</text:p>
      <text:p text:style-name="P1">+----+----------+---------+------------+</text:p>
      <text:p text:style-name="P1">| <text:s/>3 | Eclipse <text:s/>| 3.6 <text:s text:c="4"/>| 2010-06-01 |</text:p>
      <text:p text:style-name="P1">| <text:s/>4 | Eclipse <text:s/>| 3.7 <text:s text:c="4"/>| 2011-06-01 |</text:p>
      <text:p text:style-name="P1">| <text:s/>6 | NetBeans | 7 <text:s text:c="6"/>| 2011-04-01 |</text:p>
      <text:p text:style-name="P1">+----+----------+---------+------------+</text:p>
      <text:p text:style-name="P1">3 rows in set (0.00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5:51:40.639756360</meta:creation-date>
    <dc:date>2019-01-03T09:27:36.260090689</dc:date>
    <meta:editing-duration>PT26M1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36" meta:word-count="233" meta:character-count="1340" meta:non-whitespace-character-count="1079"/>
  </office:meta>
</office:document-meta>
</file>